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ELPortType.removeOperation( String name , String inputName , String outpu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ELPortType.addOperation( Operation ope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ELPortType.setQNam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PortType.isUndef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PortType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PortType.setUndefined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ELPortType.getOp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PortType.getOperation( String name , String inputName , String outpu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